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3.324cm" presentation:class="title" presentation:user-transformed="true">
          <draw:text-box>
            <text:p><text:span text:style-name="T1">Dios Es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Todo ser, todo corazón</text:span><text:span text:style-name="T2"><text:line-break/></text:span><text:span text:style-name="T2">Toda lengua, toda nación</text:span><text:span text:style-name="T2"><text:line-break/></text:span><text:span text:style-name="T2">Halla fuerza en el amor del Pad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3">Todo el mundo se postrará</text:span><text:span text:style-name="T3"><text:line-break/></text:span><text:span text:style-name="T3">Su mirada levantará</text:span><text:span text:style-name="T3"><text:line-break/></text:span><text:span text:style-name="T3">A Jesús, Salvador hoy y siempre</text:span><text:span text:style-name="T3"><text:line-break/></text:span><text:span text:style-name="T2">Esto es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<text:line-break/></text:span><text:span text:style-name="T2">Jesús vino, Él murió y resucitó</text:span><text:span text:style-name="T2"><text:line-break/></text:span><text:span text:style-name="T2">Alabémosle, nos dio la salvación</text:span><text:span text:style-name="T2"><text:line-break/></text:span><text:span text:style-name="T2">No existe más te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3">Dios es amor</text:span><text:span text:style-name="T3"><text:line-break/></text:span><text:span text:style-name="T2">Dios es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Cantaré</text:span><text:span text:style-name="T2"><text:line-break/></text:span><text:span text:style-name="T2">Hoy y por siempre</text:span><text:span text:style-name="T2"><text:line-break/></text:span><text:span text:style-name="T2">De su gracia y su perd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a creación</text:span><text:span text:style-name="T2"><text:line-break/></text:span><text:span text:style-name="T2">Hoy y por siempre</text:span><text:span text:style-name="T2"><text:line-break/></text:span><text:span text:style-name="T2">Cantará de su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a creación</text:span><text:span text:style-name="T2"><text:line-break/></text:span><text:span text:style-name="T2">Hoy y por siempre</text:span><text:span text:style-name="T2"><text:line-break/></text:span><text:span text:style-name="T2">Esto es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4T18:30:00.252000000</meta:creation-date>
    <dc:date>2023-01-24T20:00:45.754000000</dc:date>
    <meta:editing-duration>PT29M33S</meta:editing-duration>
    <meta:editing-cycles>2</meta:editing-cycles>
    <meta:generator>Real_Office/6.2.3.2$Windows_x86 LibreOffice_project/b40a93cffb3080b9876e40c60e03703e9bd35612</meta:generator>
    <meta:document-statistic meta:object-count="45"/>
  </office:meta>
</office:document-meta>
</file>